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8.34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top="0cm" fo:margin-bottom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color="#0000cc"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cc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5.668cm" svg:height="8.591cm" svg:x="1.732cm" svg:y="1.188cm">
          <draw:text-box>
            <text:p text:style-name="P1"><text:span text:style-name="T1">結構回傳值</text:span></text:p>
            <text:p text:style-name="P1"><text:span text:style-name="T1"/></text:p>
            <text:p text:style-name="P1"><text:span text:style-name="T1">Struct </text:span><text:span text:style-name="T1">結構名稱 <text:s/>別名 </text:span><text:span text:style-name="T1">= </text:span><text:span text:style-name="T1">函數</text:span><text:span text:style-name="T1">( )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1" draw:layer="layout" svg:width="15.668cm" svg:height="12.071cm" svg:x="18.132cm" svg:y="3.6cm">
          <draw:text-box>
            <text:p text:style-name="P1"><text:span text:style-name="T1">Struct </text:span><text:span text:style-name="T1">結構名稱 函數</text:span><text:span text:style-name="T1">()</text:span></text:p>
            <text:p text:style-name="P1"><text:span text:style-name="T1">{</text:span></text:p>
            <text:p text:style-name="P1"><text:span text:style-name="T1"><text:tab/></text:span><text:span text:style-name="T1">[</text:span><text:span text:style-name="T1">程式區塊</text:span><text:span text:style-name="T1">]</text:span></text:p>
            <text:p text:style-name="P1"><text:span text:style-name="T1"><text:tab/></text:span><text:span text:style-name="T1">Return </text:span><text:span text:style-name="T1">別名</text:span><text:span text:style-name="T1">;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7.71cm" svg:height="4.727cm" svg:x="14.089cm" svg:y="8.072cm" svg:viewBox="0 0 7711 4728" svg:d="M7697 240c52 638-41 1307-360 1865-398 695-887 1341-1444 1924-502 525-1216 545-1864 601-657 56-1413 265-1984-180-623-485-1422-761-1744-1624-225-603-301-1197-301-1804v-601-421">
          <text:p/>
        </draw:path>
        <draw:path draw:style-name="gr2" draw:text-style-name="P2" draw:layer="layout" svg:width="11.429cm" svg:height="1.947cm" svg:x="15.3cm" svg:y="1.252cm" svg:viewBox="0 0 11430 1948" svg:d="M0 1948c451-585 1050-925 1687-1137 560-187 1076-305 1633-426 548-119 1076-289 1633-285 543 4 1089-40 1633 0 549 41 1087-176 1633-71 560 109 1133 199 1687 71 688-158 1201 560 1361 1279l163 427">
          <text:p/>
        </draw:path>
        <draw:line draw:style-name="gr3" draw:text-style-name="P2" draw:layer="layout" svg:x1="26.7cm" svg:y1="2.6cm" svg:x2="26.7cm" svg:y2="4cm">
          <text:p/>
        </draw:line>
        <draw:line draw:style-name="gr3" draw:text-style-name="P2" draw:layer="layout" svg:x1="14.1cm" svg:y1="8.2cm" svg:x2="14.1cm" svg:y2="5.5cm">
          <text:p/>
        </draw:line>
        <draw:frame draw:style-name="gr4" draw:text-style-name="P3" draw:layer="layout" svg:width="8.529cm" svg:height="2.931cm" svg:x="2.3cm" svg:y="6.9cm">
          <draw:text-box>
            <text:p text:style-name="P3"><text:span text:style-name="T2">(3)</text:span><text:span text:style-name="T2">將回傳結構 放入</text:span></text:p>
            <text:p text:style-name="P3"><text:span text:style-name="T2">指定結構中</text:span></text:p>
          </draw:text-box>
        </draw:frame>
        <draw:frame draw:style-name="gr5" draw:text-style-name="P3" draw:layer="layout" svg:width="3.665cm" svg:height="1.441cm" svg:x="21.1cm" svg:y="11.4cm">
          <draw:text-box>
            <text:p text:style-name="P3"><text:span text:style-name="T3">(2)</text:span><text:span text:style-name="T3">回傳</text:span></text:p>
          </draw:text-box>
        </draw:frame>
        <draw:frame draw:style-name="gr5" draw:text-style-name="P3" draw:layer="layout" svg:width="1.624cm" svg:height="1.276cm" svg:x="18.635cm" svg:y="1.959cm">
          <draw:text-box>
            <text:p text:style-name="P3"><text:span text:style-name="T3">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5:56:03.21</meta:creation-date>
    <dc:date>2021-09-13T16:17:25.69</dc:date>
    <dc:creator>frank </dc:creator>
    <meta:editing-duration>PT21M21S</meta:editing-duration>
    <meta:editing-cycles>2</meta:editing-cycles>
    <meta:generator>OpenOffice/4.1.10$Win32 OpenOffice.org_project/4110m2$Build-9807</meta:generator>
    <meta:document-statistic meta:object-count="9"/>
  </office:meta>
</office:document-meta>
</file>